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104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13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731cm"/>
    </style:style>
    <style:style style:name="co14" style:family="table-column">
      <style:table-column-properties fo:break-before="auto" style:column-width="3.041cm"/>
    </style:style>
    <style:style style:name="co15" style:family="table-column">
      <style:table-column-properties fo:break-before="auto" style:column-width="0.80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2.044cm"/>
    </style:style>
    <style:style style:name="co18" style:family="table-column">
      <style:table-column-properties fo:break-before="auto" style:column-width="1.499cm"/>
    </style:style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3.538cm"/>
    </style:style>
    <style:style style:name="co21" style:family="table-column">
      <style:table-column-properties fo:break-before="auto" style:column-width="1.05cm"/>
    </style:style>
    <style:style style:name="co22" style:family="table-column">
      <style:table-column-properties fo:break-before="auto" style:column-width="0.829cm"/>
    </style:style>
    <style:style style:name="co23" style:family="table-column">
      <style:table-column-properties fo:break-before="auto" style:column-width="3.648cm"/>
    </style:style>
    <style:style style:name="co24" style:family="table-column">
      <style:table-column-properties fo:break-before="auto" style:column-width="3.344cm"/>
    </style:style>
    <style:style style:name="co25" style:family="table-column">
      <style:table-column-properties fo:break-before="auto" style:column-width="0.746cm"/>
    </style:style>
    <style:style style:name="co26" style:family="table-column">
      <style:table-column-properties fo:break-before="auto" style:column-width="1.244cm"/>
    </style:style>
    <style:style style:name="co27" style:family="table-column">
      <style:table-column-properties fo:break-before="auto" style:column-width="4.119cm"/>
    </style:style>
    <style:style style:name="co28" style:family="table-column">
      <style:table-column-properties fo:break-before="auto" style:column-width="0.524cm"/>
    </style:style>
    <style:style style:name="co29" style:family="table-column">
      <style:table-column-properties fo:break-before="auto" style:column-width="3.261cm"/>
    </style:style>
    <style:style style:name="co30" style:family="table-column">
      <style:table-column-properties fo:break-before="auto" style:column-width="2.653cm"/>
    </style:style>
    <style:style style:name="co31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5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6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8" style:family="table-cell" style:parent-style-name="Default">
      <style:table-cell-properties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9" style:family="table-cell" style:parent-style-name="Default">
      <style:table-cell-properties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map style:condition="cell-content()&lt;3" style:apply-style-name="Sin_20_título8" style:base-cell-address="'903'.H2"/>
    </style:style>
    <style:style style:name="ce13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14" style:family="table-cell" style:parent-style-name="Default">
      <style:table-cell-properties fo:background-color="#ff0000" fo:border="0.06pt solid #000000"/>
    </style:style>
    <style:style style:name="ce15" style:family="table-cell" style:parent-style-name="Default">
      <style:table-cell-properties fo:border="0.06pt solid #000000"/>
      <style:map style:condition="cell-content()&lt;3" style:apply-style-name="Sin_20_título13" style:base-cell-address="'1101'.F2"/>
    </style:style>
    <style:style style:name="ce16" style:family="table-cell" style:parent-style-name="Default">
      <style:table-cell-properties fo:border="0.06pt solid #000000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17" style:family="table-cell" style:parent-style-name="Default">
      <style:table-cell-properties fo:background-color="#ff0000" fo:border="0.06pt solid #000000"/>
      <style:text-properties fo:color="#0000ff"/>
    </style:style>
    <style:style style:name="ce18" style:family="table-cell" style:parent-style-name="Default">
      <style:table-cell-properties fo:background-color="#ffff00" fo:border="0.06pt solid 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21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22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23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24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"/>
        <table:table-column table:style-name="co6" table:default-cell-style-name="ce1"/>
        <table:table-column table:style-name="co5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8"/>
        <table:table-column table:style-name="co11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ggb1</text:p>
          </table:table-cell>
          <table:table-cell table:style-name="ce2" office:value-type="string" calcext:value-type="string">
            <text:p>ggb2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2"/>
          <table:table-cell table:style-name="ce6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7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(4.27+4.5)/2" office:value-type="float" office:value="4.385" calcext:value-type="float">
            <text:p>4,38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,45</text:p>
          </table:table-cell>
          <table:table-cell office:value-type="float" office:value="16" calcext:value-type="float">
            <text:p>16</text:p>
          </table:table-cell>
          <table:table-cell table:formula="of:=([.J5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style-name="ce9" table:formula="of:=([.L5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3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style-name="ce9" table:formula="of:=([.L7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style-name="ce9" table:formula="of:=([.L9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3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9" table:formula="of:=([.L13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3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3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9" table:formula="of:=([.L17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9" table:formula="of:=([.L19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3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.5/10)+3/10" office:value-type="float" office:value="2.75" calcext:value-type="float">
            <text:p>2,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.5/10)+3/10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Fajardo</text:p>
          </table:table-cell>
          <table:table-cell office:value-type="string" calcext:value-type="string">
            <text:p>Yefferson Yusef</text:p>
          </table:table-cell>
          <table:table-cell table:number-columns-repeated="2"/>
          <table:table-cell table:style-name="ce3" office:value-type="float" office:value="2.33" calcext:value-type="float">
            <text:p>2,33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style-name="ce3" office:value-type="float" office:value="2.9" calcext:value-type="float">
            <text:p>2,9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formula="of:=(3.5/14)*[.G32]+1.75" office:value-type="float" office:value="2.25" calcext:value-type="float">
            <text:p>2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3" table:formula="of:=([.J33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3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4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style-name="ce9" table:formula="of:=([.L34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table:formula="of:=(3.5/14)*[.G35]+1.75" office:value-type="float" office:value="2.5" calcext:value-type="float">
            <text:p>2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L35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6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6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7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3" table:formula="of:=([.J37]/35*5)+1" office:value-type="float" office:value="2.71428571428571" calcext:value-type="float">
            <text:p>2,7142857143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8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8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9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3" table:formula="of:=([.J39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9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3" table:formula="of:=([.J40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9" table:formula="of:=([.L40]*3.5/10)+3/10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(3.5/14)*[.G41]+1.75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L41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2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3" table:formula="of:=([.J42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2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formula="of:=(3.5/14)*[.G43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3" table:formula="of:=([.J43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3]*3.5/10)+3/10" office:value-type="float" office:value="1.35" calcext:value-type="float">
            <text:p>1,35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  <calcext:conditional-format calcext:target-range-address="'901'.M2:'901'.M43">
            <calcext:condition calcext:apply-style-name="Sin título11" calcext:value="&lt;3" calcext:base-cell-address="'901'.M2"/>
            <calcext:condition calcext:apply-style-name="Sin título12" calcext:value="&gt;=3" calcext:base-cell-address="'901'.M2"/>
          </calcext:conditional-format>
        </calcext:conditional-formats>
      </table:table>
      <table:table table:name="903" table:style-name="ta1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18" table:default-cell-style-name="ce12"/>
        <table:table-column table:style-name="co7" table:number-columns-repeated="2" table:default-cell-style-name="ce12"/>
        <table:table-column table:style-name="co7" table:default-cell-style-name="ce1"/>
        <table:table-column table:style-name="co4" table:default-cell-style-name="ce1"/>
        <table:table-column table:style-name="co18" table:default-cell-style-name="ce1"/>
        <table:table-row table:style-name="ro1">
          <table:table-cell table:style-name="Default"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ggb</text:p>
          </table:table-cell>
          <table:table-cell table:style-name="ce11" office:value-type="string" calcext:value-type="string">
            <text:p>Ggb2</text:p>
          </table:table-cell>
          <table:table-cell table:style-name="ce11" office:value-type="string" calcext:value-type="string">
            <text:p>Anotación</text:p>
          </table:table-cell>
          <table:table-cell table:style-name="ce11"/>
          <table:table-cell table:style-name="ce11" office:value-type="string" calcext:value-type="string">
            <text:p>Anim</text:p>
          </table:table-cell>
          <table:table-cell table:style-name="ce11" office:value-type="string" calcext:value-type="string">
            <text:p>Bim</text:p>
          </table:table-cell>
          <table:table-cell table:style-name="ce11"/>
          <table:table-cell table:style-name="ce11" office:value-type="string" calcext:value-type="string">
            <text:p>Auto</text:p>
          </table:table-cell>
          <table:table-cell table:style-name="ce11" office:value-type="string" calcext:value-type="string">
            <text:p>Punt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office:value-type="float" office:value="6" calcext:value-type="float">
            <text:p>6</text:p>
          </table:table-cell>
          <table:table-cell table:formula="of:=(3.5/10)*[.I2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7" calcext:value-type="float">
            <text:p>7</text:p>
          </table:table-cell>
          <table:table-cell table:formula="of:=(3.5/10)*[.I3]+3/10" office:value-type="float" office:value="2.75" calcext:value-type="float">
            <text:p>2,75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4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office:value-type="float" office:value="5" calcext:value-type="float">
            <text:p>5</text:p>
          </table:table-cell>
          <table:table-cell table:formula="of:=(3.5/10)*[.I5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6]+3/10" office:value-type="float" office:value="2.4" calcext:value-type="float">
            <text:p>2,4</text:p>
          </table:table-cell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office:value-type="float" office:value="4" calcext:value-type="float">
            <text:p>4</text:p>
          </table:table-cell>
          <table:table-cell table:formula="of:=(3.5/10)*[.I7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office:value-type="float" office:value="10" calcext:value-type="float">
            <text:p>10</text:p>
          </table:table-cell>
          <table:table-cell table:formula="of:=(3.5/10)*[.I8]+3/10" office:value-type="float" office:value="3.8" calcext:value-type="float">
            <text:p>3,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lejandr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office:value-type="float" office:value="8" calcext:value-type="float">
            <text:p>8</text:p>
          </table:table-cell>
          <table:table-cell table:formula="of:=(3.5/10)*[.I9]+3/10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8" calcext:value-type="float">
            <text:p>8</text:p>
          </table:table-cell>
          <table:table-cell table:formula="of:=(3.5/10)*[.I10]+3/10" office:value-type="float" office:value="3.1" calcext:value-type="float">
            <text:p>3,1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office:value-type="float" office:value="3" calcext:value-type="float">
            <text:p>3</text:p>
          </table:table-cell>
          <table:table-cell table:formula="of:=(3.5/10)*[.I11]+3/10" office:value-type="float" office:value="1.35" calcext:value-type="float">
            <text:p>1,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office:value-type="float" office:value="2" calcext:value-type="float">
            <text:p>2</text:p>
          </table:table-cell>
          <table:table-cell table:formula="of:=(3.5/10)*[.I12]+3/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office:value-type="float" office:value="4" calcext:value-type="float">
            <text:p>4</text:p>
          </table:table-cell>
          <table:table-cell table:formula="of:=(3.5/10)*[.I13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office:value-type="float" office:value="4" calcext:value-type="float">
            <text:p>4</text:p>
          </table:table-cell>
          <table:table-cell table:formula="of:=(3.5/10)*[.I14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 Forero</text:p>
          </table:table-cell>
          <table:table-cell office:value-type="string" calcext:value-type="string">
            <text:p>Fabian Ricard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office:value-type="float" office:value="6" calcext:value-type="float">
            <text:p>6</text:p>
          </table:table-cell>
          <table:table-cell table:formula="of:=(3.5/10)*[.I15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 González</text:p>
          </table:table-cell>
          <table:table-cell office:value-type="string" calcext:value-type="string">
            <text:p>Brecny 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office:value-type="float" office:value="8" calcext:value-type="float">
            <text:p>8</text:p>
          </table:table-cell>
          <table:table-cell table:formula="of:=(3.5/10)*[.I16]+3/10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María 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7]/76)*5" office:value-type="float" office:value="0.921052631578947" calcext:value-type="float">
            <text:p>0,9210526316</text:p>
          </table:table-cell>
          <table:table-cell office:value-type="float" office:value="8" calcext:value-type="float">
            <text:p>8</text:p>
          </table:table-cell>
          <table:table-cell table:formula="of:=(3.5/10)*[.I17]+3/10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Peña</text:p>
          </table:table-cell>
          <table:table-cell office:value-type="string" calcext:value-type="string">
            <text:p>Ever 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12" calcext:value-type="float">
            <text:p>12</text:p>
          </table:table-cell>
          <table:table-cell table:formula="of:=(3.5/10)*[.I18]+3/10" office:value-type="float" office:value="4.5" calcext:value-type="float">
            <text:p>4,5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19]/76)*5" office:value-type="float" office:value="4.3421052631579" calcext:value-type="float">
            <text:p>4,3421052632</text:p>
          </table:table-cell>
          <table:table-cell office:value-type="float" office:value="5" calcext:value-type="float">
            <text:p>5</text:p>
          </table:table-cell>
          <table:table-cell table:formula="of:=(3.5/10)*[.I19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0]/76)*5" office:value-type="float" office:value="4.47368421052632" calcext:value-type="float">
            <text:p>4,4736842105</text:p>
          </table:table-cell>
          <table:table-cell office:value-type="float" office:value="5" calcext:value-type="float">
            <text:p>5</text:p>
          </table:table-cell>
          <table:table-cell table:formula="of:=(3.5/10)*[.I20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iménez Peña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1]/76)*5" office:value-type="float" office:value="3.55263157894737" calcext:value-type="float">
            <text:p>3,5526315789</text:p>
          </table:table-cell>
          <table:table-cell office:value-type="float" office:value="10" calcext:value-type="float">
            <text:p>10</text:p>
          </table:table-cell>
          <table:table-cell table:formula="of:=(3.5/10)*[.I21]+3/10" office:value-type="float" office:value="3.8" calcext:value-type="float">
            <text:p>3,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2]/76)*5" office:value-type="float" office:value="4.40789473684211" calcext:value-type="float">
            <text:p>4,407894736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3]/76)*5" office:value-type="float" office:value="4.67105263157895" calcext:value-type="float">
            <text:p>4,6710526316</text:p>
          </table:table-cell>
          <table:table-cell office:value-type="float" office:value="7" calcext:value-type="float">
            <text:p>7</text:p>
          </table:table-cell>
          <table:table-cell table:formula="of:=(3.5/10)*[.I23]+3/10" office:value-type="float" office:value="2.75" calcext:value-type="float">
            <text:p>2,75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éndez Ballén </text:p>
          </table:table-cell>
          <table:table-cell office:value-type="string" calcext:value-type="string">
            <text:p>Karen Tatiana</text:p>
          </table:table-cell>
          <table:table-cell table:number-columns-repeated="4"/>
          <table:table-cell table:style-name="ce1"/>
          <table:table-cell table:style-name="ce1" office:value-type="float" office:value="3" calcext:value-type="float">
            <text:p>3</text:p>
          </table:table-cell>
          <table:table-cell table:formula="of:=(3.5/10)*[.I24]+3/10" office:value-type="float" office:value="1.35" calcext:value-type="float">
            <text:p>1,3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14" calcext:value-type="float">
            <text:p>14</text:p>
          </table:table-cell>
          <table:table-cell table:formula="of:=(3.5/10)*[.I25]+3/10" office:value-type="float" office:value="5.2" calcext:value-type="float">
            <text:p>5,2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office:value-type="float" office:value="3" calcext:value-type="float">
            <text:p>3</text:p>
          </table:table-cell>
          <table:table-cell table:formula="of:=(3.5/10)*[.I26]+3/10" office:value-type="float" office:value="1.35" calcext:value-type="float">
            <text:p>1,3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office:value-type="float" office:value="9" calcext:value-type="float">
            <text:p>9</text:p>
          </table:table-cell>
          <table:table-cell table:formula="of:=(3.5/10)*[.I27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 Valderrama</text:p>
          </table:table-cell>
          <table:table-cell office:value-type="string" calcext:value-type="string">
            <text:p>Josué Alejandro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office:value-type="float" office:value="2" calcext:value-type="float">
            <text:p>2</text:p>
          </table:table-cell>
          <table:table-cell table:formula="of:=(3.5/10)*[.I28]+3/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6" calcext:value-type="float">
            <text:p>6</text:p>
          </table:table-cell>
          <table:table-cell table:formula="of:=(3.5/10)*[.I29]+3/10" office:value-type="float" office:value="2.4" calcext:value-type="float">
            <text:p>2,4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2" calcext:value-type="float">
            <text:p>2</text:p>
          </table:table-cell>
          <table:table-cell table:formula="of:=(3.5/10)*[.I31]+3/10" office:value-type="float" office:value="1" calcext:value-type="float">
            <text:p>1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office:value-type="float" office:value="6" calcext:value-type="float">
            <text:p>6</text:p>
          </table:table-cell>
          <table:table-cell table:formula="of:=(3.5/10)*[.I32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office:value-type="float" office:value="4" calcext:value-type="float">
            <text:p>4</text:p>
          </table:table-cell>
          <table:table-cell table:formula="of:=(3.5/10)*[.I33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office:value-type="float" office:value="4" calcext:value-type="float">
            <text:p>4</text:p>
          </table:table-cell>
          <table:table-cell table:formula="of:=(3.5/10)*[.I34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office:value-type="float" office:value="6" calcext:value-type="float">
            <text:p>6</text:p>
          </table:table-cell>
          <table:table-cell table:formula="of:=(3.5/10)*[.I35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office:value-type="float" office:value="9" calcext:value-type="float">
            <text:p>9</text:p>
          </table:table-cell>
          <table:table-cell table:formula="of:=(3.5/10)*[.I36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office:value-type="float" office:value="5" calcext:value-type="float">
            <text:p>5</text:p>
          </table:table-cell>
          <table:table-cell table:formula="of:=(3.5/10)*[.I38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maña 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9]/76)*5" office:value-type="float" office:value="0.657894736842105" calcext:value-type="float">
            <text:p>0,6578947368</text:p>
          </table:table-cell>
          <table:table-cell office:value-type="float" office:value="5" calcext:value-type="float">
            <text:p>5</text:p>
          </table:table-cell>
          <table:table-cell table:formula="of:=(3.5/10)*[.I39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40]/76)*5" office:value-type="float" office:value="3.02631578947368" calcext:value-type="float">
            <text:p>3,0263157895</text:p>
          </table:table-cell>
          <table:table-cell office:value-type="float" office:value="7" calcext:value-type="float">
            <text:p>7</text:p>
          </table:table-cell>
          <table:table-cell table:formula="of:=(3.5/10)*[.I40]+3/10" office:value-type="float" office:value="2.75" calcext:value-type="float">
            <text:p>2,7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1]/76)*5" office:value-type="float" office:value="1.84210526315789" calcext:value-type="float">
            <text:p>1,8421052632</text:p>
          </table:table-cell>
          <table:table-cell office:value-type="float" office:value="9" calcext:value-type="float">
            <text:p>9</text:p>
          </table:table-cell>
          <table:table-cell table:formula="of:=(3.5/10)*[.I41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2]/76)*5" office:value-type="float" office:value="4.73684210526316" calcext:value-type="float">
            <text:p>4,736842105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43]/76)*5" office:value-type="float" office:value="4.3421052631579" calcext:value-type="float">
            <text:p>4,3421052632</text:p>
          </table:table-cell>
          <table:table-cell office:value-type="float" office:value="9" calcext:value-type="float">
            <text:p>9</text:p>
          </table:table-cell>
          <table:table-cell table:formula="of:=(3.5/10)*[.I43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 table:number-rows-repeated="5">
          <table:table-cell table:style-name="ce10" table:number-columns-repeated="12"/>
          <table:table-cell table:style-name="Default"/>
        </table:table-row>
        <table:table-row table:style-name="ro1">
          <table:table-cell table:style-name="ce10" table:number-columns-repeated="12"/>
          <table:table-cell table:style-name="Default"/>
        </table:table-row>
        <calcext:conditional-formats>
          <calcext:conditional-format calcext:target-range-address="'903'.H2:'903'.J2 '903'.H3:'903'.I42 '903'.J3:'903'.J43">
            <calcext:condition calcext:apply-style-name="Sin título8" calcext:value="&lt;3" calcext:base-cell-address="'903'.H2"/>
          </calcext:conditional-format>
        </calcext:conditional-formats>
      </table:table>
      <table:table table:name="1101" table:style-name="ta1">
        <table:table-column table:style-name="co19" table:default-cell-style-name="Default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1" table:default-cell-style-name="ce1"/>
        <table:table-column table:style-name="co11" table:default-cell-style-name="ce15"/>
        <table:table-column table:style-name="co11" table:number-columns-repeated="2" table:default-cell-style-name="ce1"/>
        <table:table-column table:style-name="co11" table:default-cell-style-name="ce16"/>
        <table:table-column table:style-name="co11" table:default-cell-style-name="ce1"/>
        <table:table-row table:style-name="ro1">
          <table:table-cell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Prob.</text:p>
          </table:table-cell>
          <table:table-cell table:style-name="ce11" office:value-type="string" calcext:value-type="string">
            <text:p>Anim</text:p>
          </table:table-cell>
          <table:table-cell table:style-name="Default" table:number-columns-repeated="3"/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13"/>
          <table:table-cell table:style-name="ce13" office:value-type="float" office:value="59" calcext:value-type="float">
            <text:p>59</text:p>
          </table:table-cell>
          <table:table-cell table:formula="of:=[.E2]*(3/39)+0.461538462" office:value-type="float" office:value="5.00000000046154" calcext:value-type="float">
            <text:p>5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4]*(3/39)+0.461538462" office:value-type="float" office:value="4.92307692353846" calcext:value-type="float">
            <text:p>4,923076923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2"/>
          <table:table-cell table:formula="of:=[.E5]*(3/39)+0.461538462" office:value-type="float" office:value="0.461538462" calcext:value-type="float">
            <text:p>0,46153846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E6]*(3/39)+0.461538462" office:value-type="float" office:value="2.461538462" calcext:value-type="float">
            <text:p>2,46153846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E7]*(3/39)+0.461538462" office:value-type="float" office:value="2.15384615430769" calcext:value-type="float">
            <text:p>2,153846154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8]*(3/39)+0.461538462" office:value-type="float" office:value="2.00000000046154" calcext:value-type="float">
            <text:p>2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14"/>
          <table:table-cell table:style-name="ce14" office:value-type="float" office:value="23" calcext:value-type="float">
            <text:p>23</text:p>
          </table:table-cell>
          <table:table-cell table:formula="of:=[.E9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2"/>
          <table:table-cell table:formula="of:=[.E10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E11]*(3/39)+0.461538462" office:value-type="float" office:value="2.15384615430769" calcext:value-type="float">
            <text:p>2,153846154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2]*(3/39)+0.461538462" office:value-type="float" office:value="2.07692307738462" calcext:value-type="float">
            <text:p>2,0769230774</text:p>
          </table:table-cell>
          <table:table-cell/>
          <table:table-cell office:value-type="string" calcext:value-type="string">
            <text:p>?</text:p>
          </table:table-cell>
          <table:table-cell table:formula="of:=[.H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3]*(3/39)+0.461538462" office:value-type="float" office:value="2.00000000046154" calcext:value-type="float">
            <text:p>2,000000000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E14]*(3/39)+0.461538462" office:value-type="float" office:value="3.461538462" calcext:value-type="float">
            <text:p>3,46153846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15]*(3/39)+0.461538462" office:value-type="float" office:value="2.30769230815385" calcext:value-type="float">
            <text:p>2,307692308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.E16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office:value-type="float" office:value="31" calcext:value-type="float">
            <text:p>31</text:p>
          </table:table-cell>
          <table:table-cell table:formula="of:=[.E17]*(3/39)+0.461538462" office:value-type="float" office:value="2.84615384661538" calcext:value-type="float">
            <text:p>2,846153846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Díaz</text:p>
          </table:table-cell>
          <table:table-cell office:value-type="string" calcext:value-type="string">
            <text:p>Kelly Dahiana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8]*(3/39)+0.461538462" office:value-type="float" office:value="2.07692307738462" calcext:value-type="float">
            <text:p>2,0769230774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E19]*(3/39)+0.461538462" office:value-type="float" office:value="4.92307692353846" calcext:value-type="float">
            <text:p>4,923076923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9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20]*(3/39)+0.461538462" office:value-type="float" office:value="4.92307692353846" calcext:value-type="float">
            <text:p>4,923076923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20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2"/>
          <table:table-cell table:formula="of:=[.E21]*(3/39)+0.461538462" office:value-type="float" office:value="0.461538462" calcext:value-type="float">
            <text:p>0,46153846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office:value-type="float" office:value="21" calcext:value-type="float">
            <text:p>21</text:p>
          </table:table-cell>
          <table:table-cell table:formula="of:=[.E22]*(3/39)+0.461538462" office:value-type="float" office:value="2.07692307738462" calcext:value-type="float">
            <text:p>2,076923077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2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23]*(3/39)+0.461538462" office:value-type="float" office:value="2.92307692353846" calcext:value-type="float">
            <text:p>2,923076923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23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24]*(3/39)+0.461538462" office:value-type="float" office:value="2.07692307738462" calcext:value-type="float">
            <text:p>2,076923077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E25]*(3/39)+0.461538462" office:value-type="float" office:value="4.84615384661539" calcext:value-type="float">
            <text:p>4,846153846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5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aranjo Muñoz</text:p>
          </table:table-cell>
          <table:table-cell office:value-type="string" calcext:value-type="string">
            <text:p>Maikol Alexander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26]*(3/39)+0.461538462" office:value-type="float" office:value="3.23076923123077" calcext:value-type="float">
            <text:p>3,2307692312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tíz Medina</text:p>
          </table:table-cell>
          <table:table-cell office:value-type="string" calcext:value-type="string">
            <text:p>Dayann Stephanie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E27]*(3/39)+0.461538462" office:value-type="float" office:value="2.23076923123077" calcext:value-type="float">
            <text:p>2,230769231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7]*4.5/23" office:value-type="float" office:value="2.54347826086957" calcext:value-type="float">
            <text:p>2,5434782609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E28]*(3/39)+0.461538462" office:value-type="float" office:value="0.461538462" calcext:value-type="float">
            <text:p>0,461538462</text:p>
          </table:table-cell>
          <table:table-cell table:number-columns-repeated="2"/>
          <table:table-cell table:formula="of:=[.H28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29]*(3/39)+0.461538462" office:value-type="float" office:value="2.61538461584615" calcext:value-type="float">
            <text:p>2,615384615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29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office:value-type="float" office:value="27" calcext:value-type="float">
            <text:p>27</text:p>
          </table:table-cell>
          <table:table-cell table:formula="of:=[.E30]*(3/39)+0.461538462" office:value-type="float" office:value="2.53846153892308" calcext:value-type="float">
            <text:p>2,538461538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30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31]*(3/39)+0.461538462" office:value-type="float" office:value="2.30769230815385" calcext:value-type="float">
            <text:p>2,307692308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1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office:value-type="float" office:value="38" calcext:value-type="float">
            <text:p>38</text:p>
          </table:table-cell>
          <table:table-cell table:formula="of:=[.E32]*(3/39)+0.461538462" office:value-type="float" office:value="3.38461538507692" calcext:value-type="float">
            <text:p>3,384615385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32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33]*(3/39)+0.461538462" office:value-type="float" office:value="2.07692307738462" calcext:value-type="float">
            <text:p>2,076923077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33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34]*(3/39)+0.461538462" office:value-type="float" office:value="2.00000000046154" calcext:value-type="float">
            <text:p>2,000000000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5]*(3/39)+0.461538462" office:value-type="float" office:value="2.92307692353846" calcext:value-type="float">
            <text:p>2,923076923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3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36]*(3/39)+0.461538462" office:value-type="float" office:value="2.61538461584615" calcext:value-type="float">
            <text:p>2,615384615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36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calcext:conditional-formats>
          <calcext:conditional-format calcext:target-range-address="'1101'.I2:'1101'.I34">
            <calcext:condition calcext:apply-style-name="Sin título2" calcext:value="&lt;3" calcext:base-cell-address="'1101'.I2"/>
            <calcext:condition calcext:apply-style-name="Heading" calcext:value="=0" calcext:base-cell-address="'1101'.I2"/>
          </calcext:conditional-format>
          <calcext:conditional-format calcext:target-range-address="'1101'.D2:'1101'.E2">
            <calcext:condition calcext:apply-style-name="Sin título2" calcext:value="&lt;3" calcext:base-cell-address="'1101'.D2"/>
          </calcext:conditional-format>
          <calcext:conditional-format calcext:target-range-address="'1101'.F2:'1101'.F36">
            <calcext:condition calcext:apply-style-name="Sin título13" calcext:value="&lt;3" calcext:base-cell-address="'1101'.F2"/>
          </calcext:conditional-format>
        </calcext:conditional-formats>
      </table:table>
      <table:table table:name="1102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25" table:default-cell-style-name="ce1"/>
        <table:table-column table:style-name="co11" table:default-cell-style-name="ce1"/>
        <table:table-column table:style-name="co26" table:default-cell-style-name="ce1"/>
        <table:table-column table:style-name="co27" table:default-cell-style-name="Default"/>
        <table:table-row table:style-name="ro1">
          <table:table-cell table:style-name="Default"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Prob</text:p>
          </table:table-cell>
          <table:table-cell table:style-name="Default" table:number-columns-repeated="3"/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9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4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4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8" office:value-type="float" office:value="2.7" calcext:value-type="float">
            <text:p>2,7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</table:table>
      <table:table table:name="1103" table:style-name="ta1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1" table:number-columns-repeated="4" table:default-cell-style-name="ce1"/>
        <table:table-column table:style-name="co11" table:default-cell-style-name="ce20"/>
        <table:table-column table:style-name="co11" table:default-cell-style-name="ce1"/>
        <table:table-column table:style-name="co18" table:default-cell-style-name="Default"/>
        <table:table-row table:style-name="ro1">
          <table:table-cell table:style-name="Default"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Punt</text:p>
          </table:table-cell>
          <table:table-cell table:style-name="ce11" office:value-type="string" calcext:value-type="string">
            <text:p>Prob</text:p>
          </table:table-cell>
          <table:table-cell table:style-name="Default" table:number-columns-repeated="3"/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14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21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14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Cupitra</text:p>
          </table:table-cell>
          <table:table-cell office:value-type="string" calcext:value-type="string">
            <text:p>Karen Julieth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14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22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 Casas</text:p>
          </table:table-cell>
          <table:table-cell office:value-type="string" calcext:value-type="string">
            <text:p>Dajahn 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office:value-type="float" office:value="3.15" calcext:value-type="float">
            <text:p>3,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 Bohórque</text:p>
          </table:table-cell>
          <table:table-cell office:value-type="string" calcext:value-type="string">
            <text:p>Esteffany Briseth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23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24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14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  <style:style style:name="Sin_20_título8" style:display-name="Sin título8" style:family="table-cell" style:parent-style-name="Default">
      <style:text-properties fo:color="#ff0000"/>
    </style:style>
    <style:style style:name="Sin_20_título9" style:display-name="Sin título9" style:family="table-cell" style:parent-style-name="Default">
      <style:text-properties fo:color="#ff0000"/>
    </style:style>
    <style:style style:name="Sin_20_título10" style:display-name="Sin título10" style:family="table-cell" style:parent-style-name="Default">
      <style:text-properties fo:color="#ff0000"/>
    </style:style>
    <style:style style:name="Sin_20_título11" style:display-name="Sin título11" style:family="table-cell" style:parent-style-name="Default">
      <style:text-properties fo:color="#ff0000"/>
    </style:style>
    <style:style style:name="Sin_20_título12" style:display-name="Sin título12" style:family="table-cell" style:parent-style-name="Default"/>
    <style:style style:name="Sin_20_título13" style:display-name="Sin título13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/00/0000</text:date>, <text:time style:data-style-name="N2" text:time-value="08:48:27.3123705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8T13:44:31.684766144</dc:date>
    <dc:creator>Germán Ramírez</dc:creator>
    <meta:editing-duration>P1DT23H24M50S</meta:editing-duration>
    <meta:editing-cycles>80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1446" meta:object-count="0"/>
  </office:meta>
</office:document-meta>
</file>